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53mm"/>
    </style:style>
    <style:style style:name="co3" style:family="table-column">
      <style:table-column-properties fo:break-before="auto" style:column-width="194.79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65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oss-acc</text:p>
          </table:table-cell>
          <table:table-cell office:value-type="string" calcext:value-type="string">
            <text:p>Properties_relevanc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 0.58064516 <text:s/>0.57554787 <text:s/>0.56812933]</text:p>
          </table:table-cell>
          <table:table-cell office:value-type="string" calcext:value-type="string">
            <text:p>[0.074695524942912039, 0.049251057004744435, 0.28230984882504773, 0.30497227996505649, 0.28877128926223933]</text:p>
          </table:table-cell>
          <table:table-cell office:value-type="string" calcext:value-type="string">
            <text:p>0.646953405018</text:p>
          </table:table-cell>
          <table:table-cell office:value-type="string" calcext:value-type="string">
            <text:p>[ 0.62796834 <text:s/>0.63142857 <text:s/>0.67958656]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string" calcext:value-type="string">
            <text:p>[ 0.53279632 <text:s/>0.50806452 <text:s/>0.52825836]</text:p>
          </table:table-cell>
          <table:table-cell office:value-type="string" calcext:value-type="string">
            <text:p>[0.092049555272992772, 0.062729219661605773, 0.27126905383197947, 0.30209288960204217, 0.2718592816313799]</text:p>
          </table:table-cell>
          <table:table-cell office:value-type="string" calcext:value-type="string">
            <text:p>0.514336917563</text:p>
          </table:table-cell>
          <table:table-cell office:value-type="string" calcext:value-type="string">
            <text:p>[ 0.48684211 <text:s/>0.51267606 <text:s/>0.54330709]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[ 0.48561565 <text:s/>0.49423963 <text:s/>0.51211073]</text:p>
          </table:table-cell>
          <table:table-cell office:value-type="string" calcext:value-type="string">
            <text:p>[0.095234382498057379, 0.075027075067258489, 0.26483768679859915, 0.29525782012268925, 0.26964303551339575]</text:p>
          </table:table-cell>
          <table:table-cell office:value-type="string" calcext:value-type="string">
            <text:p>0.525089605735 </text:p>
          </table:table-cell>
          <table:table-cell office:value-type="string" calcext:value-type="string">
            <text:p>[ 0.53947368 <text:s/>0.51267606 <text:s/>0.52230971]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string" calcext:value-type="string">
            <text:p>[ 0.50863061 <text:s/>0.52819333 <text:s/>0.48271889]</text:p>
          </table:table-cell>
          <table:table-cell office:value-type="string" calcext:value-type="string">
            <text:p>[0.097530549728037125, 0.084102265659454722, 0.26279841991815417, 0.29292241838519667, 0.26264634630915729]</text:p>
          </table:table-cell>
          <table:table-cell office:value-type="string" calcext:value-type="string">
            <text:p>0.542524619517</text:p>
          </table:table-cell>
          <table:table-cell office:value-type="string" calcext:value-type="string">
            <text:p>[ 0.48157895 <text:s/>0.56862745 <text:s/>0.578947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 0.51716247 <text:s/>0.49484536 <text:s/>0.51317297] </text:p>
          </table:table-cell>
          <table:table-cell office:value-type="string" calcext:value-type="string">
            <text:p>[0.099462196161884606, 0.10030023583994119, 0.24912786393675673, 0.29807029682967418, 0.25303940723174323]</text:p>
          </table:table-cell>
          <table:table-cell office:value-type="string" calcext:value-type="string">
            <text:p>0.53024911032</text:p>
          </table:table-cell>
          <table:table-cell office:value-type="string" calcext:value-type="string">
            <text:p>[ 0.45052083 <text:s/>0.57142857 <text:s/>0.57180157]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string" calcext:value-type="string">
            <text:p>[ 0.53652968 <text:s/>0.52054795 <text:s/>0.49942857]</text:p>
          </table:table-cell>
          <table:table-cell office:value-type="string" calcext:value-type="string">
            <text:p>[0.10287660762405119, 0.11222330195083856, 0.2414794359835927, 0.29954846887177411, 0.24387218556974344]</text:p>
          </table:table-cell>
          <table:table-cell office:value-type="string" calcext:value-type="string">
            <text:p>0.553285968028</text:p>
          </table:table-cell>
          <table:table-cell office:value-type="string" calcext:value-type="string">
            <text:p>[ 0.47395833 <text:s/>0.56534091 <text:s/>0.62051282]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[ 0.5260181 <text:s text:c="2"/>0.53461975 <text:s/>0.51305335]</text:p>
          </table:table-cell>
          <table:table-cell office:value-type="string" calcext:value-type="string">
            <text:p>[0.1029441190653748, 0.12023033795431835, 0.2354242320945778, 0.30826232897019845, 0.23313898191553054]</text:p>
          </table:table-cell>
          <table:table-cell office:value-type="string" calcext:value-type="string">
            <text:p>0.550264550265</text:p>
          </table:table-cell>
          <table:table-cell office:value-type="string" calcext:value-type="string">
            <text:p>[ 0.5 <text:s text:c="8"/>0.58152174 <text:s/>0.57105263]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string" calcext:value-type="string">
            <text:p>[ 0.52311161 <text:s/>0.52370203 <text:s/>0.50734463]</text:p>
          </table:table-cell>
          <table:table-cell office:value-type="string" calcext:value-type="string">
            <text:p>[0.10532340480690799, 0.12555692818831085, 0.22334939558891034, 0.32087653059441845, 0.22489374082145241]</text:p>
          </table:table-cell>
          <table:table-cell office:value-type="string" calcext:value-type="string">
            <text:p>0.568421052632</text:p>
          </table:table-cell>
          <table:table-cell office:value-type="string" calcext:value-type="string">
            <text:p>[ 0.51546392 <text:s/>0.6 <text:s text:c="8"/>0.5915119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0.5328874 <text:s text:c="2"/>0.53957637 <text:s/>0.54026846]</text:p>
          </table:table-cell>
          <table:table-cell office:value-type="string" calcext:value-type="string">
            <text:p>[0.10664215564533477, 0.12675604219743394, 0.2234926597814737, 0.32102107796385104, 0.22208806441190659]</text:p>
          </table:table-cell>
          <table:table-cell office:value-type="string" calcext:value-type="string">
            <text:p>0.5859375</text:p>
          </table:table-cell>
          <table:table-cell office:value-type="string" calcext:value-type="string">
            <text:p>[ 0.55555556 <text:s/>0.61021505 <text:s/>0.59375 <text:s text:c="2"/>]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6:28:14.084174569</meta:creation-date>
    <dc:date>2019-06-18T16:53:00.260994885</dc:date>
    <meta:editing-duration>PT3M42S</meta:editing-duration>
    <meta:editing-cycles>2</meta:editing-cycles>
    <meta:generator>LibreOffice/6.0.7.3$Linux_X86_64 LibreOffice_project/00m0$Build-3</meta:generator>
    <meta:document-statistic meta:table-count="1" meta:cell-count="49" meta:object-count="0"/>
  </office:meta>
</office:document-meta>
</file>